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56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97cm" fo:min-width="2.28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097cm" fo:min-width="3.643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fill-color="#000000" draw:textarea-horizontal-align="justify" draw:textarea-vertical-align="middle" draw:auto-grow-height="false" fo:min-height="0.876cm" fo:min-width="2.02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fill-color="#000000" draw:textarea-horizontal-align="justify" draw:textarea-vertical-align="middle" draw:auto-grow-height="false" fo:min-height="1.13cm" fo:min-width="2.34cm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3.43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655cm" fo:min-width="4.07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4.07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03cm" fo:min-width="2.359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97cm" fo:min-width="2.56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loext:graphic-properties draw:fill="none"/>
      <style:paragraph-properties fo:text-align="center"/>
      <style:text-properties fo:font-size="32pt" style:text-underline-style="none" style:font-size-asian="32pt" style:font-size-complex="32pt"/>
    </style:style>
    <style:style style:name="P5" style:family="paragraph">
      <loext:graphic-properties draw:fill="none" draw:fill-color="#000000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64cm" svg:height="2.286cm" svg:x="3.894cm" svg:y="5.826cm">
          <text:p text:style-name="P1"><text:span text:style-name="T1">Book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937cm" svg:height="1.905cm" svg:x="2.143cm" svg:y="2.397cm">
          <text:p text:style-name="P3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857cm" svg:height="1.905cm" svg:x="7.843cm" svg:y="2.397cm">
          <text:p text:style-name="P1"><text:span text:style-name="T1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5" draw:layer="layout" svg:width="5.08cm" svg:height="2.286cm" svg:x="3.321cm" svg:y="10.087cm">
            <text:p text:style-name="P1"><text:span text:style-name="T1">has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5" xml:id="id4" draw:id="id4" draw:layer="layout" svg:width="5.714cm" svg:height="2.794cm" svg:x="3.022cm" svg:y="9.833cm">
            <text:p text:style-name="P1"><text:span text:style-name="T1"/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3" draw:text-style-name="P4" xml:id="id7" draw:id="id7" draw:layer="layout" svg:width="5.857cm" svg:height="1.905cm" svg:x="7.335cm" svg:y="17.764cm">
          <text:p text:style-name="P3"><text:span text:style-name="T2">version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3.937cm" svg:height="1.905cm" svg:x="10.271cm" svg:y="12.938cm">
          <text:p text:style-name="P1"><text:span text:style-name="T1">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" draw:id="id6" draw:layer="layout" svg:width="3.937cm" svg:height="1.905cm" svg:x="2.27cm" svg:y="17.764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2" xml:id="id8" draw:id="id8" draw:layer="layout" svg:width="4.572cm" svg:height="1.905cm" svg:x="10.144cm" svg:y="15.478cm">
          <text:p text:style-name="P1"><text:span text:style-name="T1">authors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g>
          <draw:custom-shape draw:style-name="gr1" draw:text-style-name="P2" draw:layer="layout" svg:width="4.064cm" svg:height="2.286cm" svg:x="3.848cm" svg:y="14.054cm">
            <text:p text:style-name="P1"><text:span text:style-name="T1">Version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xml:id="id5" draw:id="id5" draw:layer="layout" svg:width="4.572cm" svg:height="2.794cm" svg:x="3.594cm" svg:y="13.827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2" xml:id="id10" draw:id="id10" draw:layer="layout" svg:width="5.715cm" svg:height="1.905cm" svg:x="11.541cm" svg:y="6.08cm">
          <text:p text:style-name="P1"><text:span text:style-name="T1">R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4.064cm" svg:height="2.286cm" svg:x="21.066cm" svg:y="5.926cm">
          <text:p text:style-name="P1"><text:span text:style-name="T1">View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5.857cm" svg:height="1.905cm" svg:x="19.908cm" svg:y="9.509cm">
          <text:p text:style-name="P3"><text:span text:style-name="T2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5.857cm" svg:height="1.905cm" svg:x="19.415cm" svg:y="2.651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2" draw:id="id12" draw:layer="layout" svg:width="4.333cm" svg:height="1.905cm" svg:x="9.636cm" svg:y="8.747cm">
          <text:p text:style-name="P1"><text:span text:style-name="T1">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13" draw:id="id13" draw:layer="layout" svg:width="4.333cm" svg:height="1.905cm" svg:x="14.716cm" svg:y="8.747cm">
          <text:p text:style-name="P1"><text:span text:style-name="T1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line" svg:x1="4.112cm" svg:y1="4.302cm" svg:x2="5.926cm" svg:y2="5.826cm" draw:start-shape="id1" draw:start-glue-point="8" draw:end-shape="id2" draw:end-glue-point="0" svg:d="M4112 4302l1814 1524" svg:viewBox="0 0 1815 1525">
          <text:p/>
        </draw:connector>
        <draw:connector draw:style-name="gr11" draw:text-style-name="P6" draw:layer="layout" draw:type="line" svg:x1="10.772cm" svg:y1="4.302cm" svg:x2="7.958cm" svg:y2="6.969cm" draw:start-shape="id3" draw:start-glue-point="8" draw:end-shape="id2" draw:end-glue-point="1" svg:d="M10772 4302l-2814 2667" svg:viewBox="0 0 2815 2668">
          <text:p/>
        </draw:connector>
        <draw:connector draw:style-name="gr11" draw:text-style-name="P6" draw:layer="layout" draw:type="line" svg:x1="5.926cm" svg:y1="8.112cm" svg:x2="5.879cm" svg:y2="9.833cm" draw:start-shape="id2" draw:start-glue-point="2" draw:end-shape="id4" draw:end-glue-point="4" svg:d="M5926 8112l-47 1721" svg:viewBox="0 0 48 1722">
          <text:p/>
        </draw:connector>
        <draw:connector draw:style-name="gr11" draw:text-style-name="P6" draw:layer="layout" draw:type="line" svg:x1="5.879cm" svg:y1="12.627cm" svg:x2="5.88cm" svg:y2="13.827cm" draw:start-shape="id4" draw:start-glue-point="6" draw:end-shape="id5" draw:end-glue-point="0" svg:d="M5879 12627l1 1200" svg:viewBox="0 0 2 1201">
          <text:p/>
        </draw:connector>
        <draw:connector draw:style-name="gr11" draw:text-style-name="P6" draw:layer="layout" draw:type="line" svg:x1="4.239cm" svg:y1="17.764cm" svg:x2="5.88cm" svg:y2="16.621cm" draw:start-shape="id6" draw:start-glue-point="4" draw:end-shape="id5" draw:end-glue-point="2" svg:d="M4239 17764l1641-1143" svg:viewBox="0 0 1642 1144">
          <text:p/>
        </draw:connector>
        <draw:connector draw:style-name="gr11" draw:text-style-name="P6" draw:layer="layout" draw:type="line" svg:x1="5.88cm" svg:y1="16.621cm" svg:x2="8.192cm" svg:y2="18.043cm" draw:start-shape="id5" draw:start-glue-point="2" draw:end-shape="id7" draw:end-glue-point="5" svg:d="M5880 16621l2312 1422" svg:viewBox="0 0 2313 1423">
          <text:p/>
        </draw:connector>
        <draw:connector draw:style-name="gr11" draw:text-style-name="P6" draw:layer="layout" draw:type="line" svg:x1="10.144cm" svg:y1="16.431cm" svg:x2="8.166cm" svg:y2="15.224cm" draw:start-shape="id8" draw:start-glue-point="6" draw:end-shape="id5" draw:end-glue-point="1" svg:d="M10144 16431l-1978-1207" svg:viewBox="0 0 1979 1208">
          <text:p/>
        </draw:connector>
        <draw:connector draw:style-name="gr11" draw:text-style-name="P6" draw:layer="layout" draw:type="line" svg:x1="10.271cm" svg:y1="13.891cm" svg:x2="8.166cm" svg:y2="15.224cm" draw:start-shape="id9" draw:start-glue-point="6" draw:end-shape="id5" draw:end-glue-point="1" svg:d="M10271 13891l-2105 1333" svg:viewBox="0 0 2106 1334">
          <text:p/>
        </draw:connector>
        <draw:connector draw:style-name="gr11" draw:text-style-name="P6" draw:layer="layout" draw:type="line" svg:x1="11.541cm" svg:y1="7.033cm" svg:x2="7.958cm" svg:y2="6.969cm" draw:start-shape="id10" draw:start-glue-point="5" draw:end-shape="id2" draw:end-glue-point="1" svg:d="M11541 7033l-3583-64" svg:viewBox="0 0 3584 65">
          <text:p/>
        </draw:connector>
        <draw:connector draw:style-name="gr11" draw:text-style-name="P6" draw:layer="layout" draw:type="line" svg:x1="17.256cm" svg:y1="7.033cm" svg:x2="21.066cm" svg:y2="7.069cm" draw:start-shape="id10" draw:start-glue-point="7" draw:end-shape="id11" draw:end-glue-point="3" svg:d="M17256 7033l3810 36" svg:viewBox="0 0 3811 37">
          <text:p/>
        </draw:connector>
        <draw:connector draw:style-name="gr11" draw:text-style-name="P6" draw:layer="layout" draw:type="line" svg:x1="13.335cm" svg:y1="9.026cm" svg:x2="14.398cm" svg:y2="7.985cm" draw:start-shape="id12" draw:start-glue-point="11" draw:end-shape="id10" draw:end-glue-point="6" svg:d="M13335 9026l1063-1041" svg:viewBox="0 0 1064 1042">
          <text:p/>
        </draw:connector>
        <draw:connector draw:style-name="gr11" draw:text-style-name="P6" draw:layer="layout" draw:type="line" svg:x1="14.398cm" svg:y1="7.985cm" svg:x2="15.35cm" svg:y2="9.026cm" draw:start-shape="id10" draw:start-glue-point="6" draw:end-shape="id13" draw:end-glue-point="5" svg:d="M14398 7985l952 1041" svg:viewBox="0 0 953 1042">
          <text:p/>
        </draw:connector>
        <draw:connector draw:style-name="gr11" draw:text-style-name="P6" draw:layer="layout" draw:type="line" svg:x1="22.344cm" svg:y1="4.556cm" svg:x2="23.098cm" svg:y2="5.926cm" draw:start-shape="id14" draw:start-glue-point="8" draw:end-shape="id11" draw:end-glue-point="0" svg:d="M22344 4556l754 1370" svg:viewBox="0 0 755 1371">
          <text:p/>
        </draw:connector>
        <draw:connector draw:style-name="gr11" draw:text-style-name="P6" draw:layer="layout" draw:type="line" svg:x1="23.098cm" svg:y1="8.212cm" svg:x2="22.837cm" svg:y2="9.509cm" draw:start-shape="id11" draw:start-glue-point="2" draw:end-shape="id15" draw:end-glue-point="4" svg:d="M23098 8212l-261 1297" svg:viewBox="0 0 262 1298">
          <text:p/>
        </draw:connector>
        <draw:line draw:style-name="gr12" draw:text-style-name="P6" draw:layer="layout" svg:x1="2.851cm" svg:y1="3.921cm" svg:x2="5.391cm" svg:y2="3.921cm">
          <text:p/>
        </draw:line>
        <draw:line draw:style-name="gr13" draw:text-style-name="P6" draw:layer="layout" svg:x1="7.985cm" svg:y1="19.261cm" svg:x2="12.557cm" svg:y2="19.261cm">
          <text:p/>
        </draw:line>
        <draw:line draw:style-name="gr13" draw:text-style-name="P6" draw:layer="layout" svg:x1="21.193cm" svg:y1="11.033cm" svg:x2="24.495cm" svg:y2="11.0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9:56:53.422492000</meta:creation-date>
    <dc:date>2016-11-10T20:38:41.750290000</dc:date>
    <meta:editing-duration>PT9M54S</meta:editing-duration>
    <meta:editing-cycles>4</meta:editing-cycles>
    <meta:generator>LibreOffice_Vanilla/5.2.1.4$MacOSX_X86_64 LibreOffice_project/e145cf15d1b452e575867b990095d176cf53383c</meta:generator>
    <meta:document-statistic meta:object-count="36"/>
  </office:meta>
</office:document-meta>
</file>